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MapperTests.queryWithArgsAndTypesAndRow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owMapperTests.verify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wMapperTests.preparedStatementSetterWithRow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wMapp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owMapperTests.verify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MapperTests.preparedStatementCreatorWithRow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wMapperTests.queryWithArgsAndRow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wMapperTests.staticQueryWithRow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